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text-properties style:font-name="Trebuchet MS"/>
    </style:style>
    <style:style style:name="P3" style:family="paragraph" style:parent-style-name="Standard">
      <style:paragraph-properties fo:text-align="justify" style:justify-single-word="fals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style:font-name="Trebuchet MS"/>
    </style:style>
    <style:style style:name="T4" style:family="text">
      <style:text-properties style:font-name="Trebuchet MS" fo:font-weight="bold" style:font-weight-asian="bold" style:font-weight-complex="bold"/>
    </style:style>
    <style:style style:name="T5" style:family="text" style:parent-style-name="Source_20_Text">
      <style:text-properties style:font-name="Trebuchet MS"/>
    </style:style>
    <style:style style:name="T6" style:family="text">
      <style:text-properties style:font-name="Trebuchet MS" fo:font-style="italic"/>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og4j logger introduction</text:h>
      <text:h text:style-name="Heading_20_2" text:outline-level="2">Basics</text:h>
      <text:p text:style-name="P2">First you get a logger from log4j usually by calling one of Logger's static methods. For example Logger.getRootLogger(), although this particular call is not recommended. Then you start sending logging requests to the logger. What the logger does with the requests depends on what kind of <text:span text:style-name="T1">Appender</text:span> you use. There are quite a few to choose from: FileAppender, ConsoleAppender, JDBCAppender, NTEventLogAppender, SMTPAppender, SocketAppender. You can easily guess the purpose of each of them from their names.</text:p>
      <text:p text:style-name="P2">The format of the output depends on a so called <text:span text:style-name="T2">layout</text:span>. <text:bookmark text:name="intelliTxt"/>A layout defines the style and content of the output log. </text:p>
      <text:p text:style-name="P3"><text:span text:style-name="T3">Log4j loggers create a </text:span><text:span text:style-name="T4">parent-child hierarchy</text:span><text:span text:style-name="T3">. </text:span><text:bookmark text:name="intelliTxt1"/><text:span text:style-name="T3">To illustrate, let's say you have a class called </text:span><text:span text:style-name="T5">MyClass</text:span><text:span text:style-name="T3"> in a package called </text:span><text:span text:style-name="T5">com.foo.bar</text:span><text:span text:style-name="T3">. In this class, let's instantiate a logger by the name of </text:span><text:span text:style-name="T5">com.foo.bar.MyClass</text:span><text:span text:style-name="T3">. In this case, </text:span><text:span text:style-name="T5">com.foo.bar.MyClass</text:span><text:span text:style-name="T3"> logger will be a </text:span><text:span text:style-name="T6">child</text:span><text:span text:style-name="T3"> of the logger </text:span><text:span text:style-name="T5">com.foo.bar</text:span><text:span text:style-name="T3"> -- if it exists. If it does not exist, the only ancestor of the </text:span><text:span text:style-name="T5">com.foo.bar.MyClass</text:span><text:span text:style-name="T3"> logger will be the root logger provided by </text:span><text:span text:style-name="T5">log4j</text:span><text:span text:style-name="T3"> (in case there is no logger by the name of </text:span><text:span text:style-name="T5">com.foo</text:span><text:span text:style-name="T3"> or </text:span><text:span text:style-name="T5">com</text:span><text:span text:style-name="T3">).</text:span></text:p>
      <text:p text:style-name="P2"><text:span text:style-name="T1">Each logger has assinged a level.</text:span> In case you don't provide one log4j assings to the logger the level of its parent. The root logger's default level is DEBUG.</text:p>
      <text:p text:style-name="P3"><text:span text:style-name="T3">There are </text:span><text:span text:style-name="T4">five basic logging levels</text:span><text:span text:style-name="T3"> in log4j:</text:span><text:bookmark text:name="intelliTxt2"/><text:span text:style-name="T3"> </text:span><text:span text:style-name="T5">DEBUG, INFO</text:span><text:span text:style-name="T3"> , </text:span><text:span text:style-name="T5">WARN</text:span><text:span text:style-name="T3"> , </text:span><text:span text:style-name="T5">ERROR</text:span><text:span text:style-name="T3"> , </text:span><text:span text:style-name="T5">FATAL</text:span><text:span text:style-name="T3"> .</text:span></text:p>
      <text:p text:style-name="P2">You have to send your logging requests using some logging level. The request is then passed to an appender only if the level of the requests is greater than or equal to the logging level of the logger.</text:p>
      <text:h text:style-name="Heading_20_2" text:outline-level="2">Configuration</text:h>
      <text:p text:style-name="P2">To work properly log4j must be set up first. The simplest way to do that is to run <text:span text:style-name="T2">BasicConfigurator.configure()</text:span>. That way all logging requests will be logged to standard output. More advanced configuration can be done using <text:span text:style-name="T2">PropertyConfigurator.configure(props)</text:span>, where the props variable is either a String pointing to a property file or a Properties object containing the log4j configuration propertie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Jakub Kotowski</meta:initial-creator>
    <meta:creation-date>2006-04-02T14:49:42</meta:creation-date>
    <dc:creator>Jakub Kotowski</dc:creator>
    <dc:date>2006-04-02T17:25:50</dc:date>
    <dc:language>cs-CZ</dc:language>
    <meta:editing-cycles>7</meta:editing-cycles>
    <meta:editing-duration>PT2H19M56S</meta:editing-duration>
    <meta:user-defined meta:name="Info 1"/>
    <meta:user-defined meta:name="Info 2"/>
    <meta:user-defined meta:name="Info 3"/>
    <meta:user-defined meta:name="Info 4"/>
    <meta:document-statistic meta:table-count="0" meta:image-count="0" meta:object-count="0" meta:page-count="1" meta:paragraph-count="10" meta:word-count="327" meta:character-count="2001"/>
  </office:meta>
</office:document-meta>
</file>